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" svg:font-family="" style:font-family-generic="roman"/>
    <style:font-face style:name="Noto Sans Devanagari" svg:font-family="'Noto Sans Devanagari'" style:font-family-generic="swiss"/>
    <style:font-face style:name="Nimbus Sans2" svg:font-family="'Nimbus Sans'" style:font-pitch="variable"/>
    <style:font-face style:name="Noto Sans Devanagari2" svg:font-family="'Noto Sans Devanagari'" style:font-pitch="variable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Nimbus Sans" svg:font-family="'Nimbus Sans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text-position="0% 100%" fo:language="de" fo:country="DE"/>
    </style:style>
    <style:style style:name="P2" style:family="paragraph" style:parent-style-name="Standard">
      <style:text-properties style:text-position="0% 100%" fo:language="de" fo:country="DE" officeooo:rsid="001fb957" officeooo:paragraph-rsid="001fb957"/>
    </style:style>
    <style:style style:name="P3" style:family="paragraph" style:parent-style-name="Standard">
      <style:text-properties style:text-position="0% 100%" fo:language="de" fo:country="DE" officeooo:rsid="00242fce" officeooo:paragraph-rsid="00242fce"/>
    </style:style>
    <style:style style:name="P4" style:family="paragraph" style:parent-style-name="Standard">
      <style:text-properties style:text-position="0% 100%" fo:language="de" fo:country="DE" officeooo:rsid="001febd9" officeooo:paragraph-rsid="001febd9"/>
    </style:style>
    <style:style style:name="P5" style:family="paragraph" style:parent-style-name="Standard">
      <style:text-properties style:text-position="0% 100%" fo:language="de" fo:country="DE" officeooo:rsid="001febd9" officeooo:paragraph-rsid="001fb957"/>
    </style:style>
    <style:style style:name="P6" style:family="paragraph" style:parent-style-name="Standard">
      <style:text-properties style:text-position="0% 100%" fo:language="de" fo:country="DE" officeooo:rsid="00251485" officeooo:paragraph-rsid="00251485"/>
    </style:style>
    <style:style style:name="P7" style:family="paragraph" style:parent-style-name="Standard">
      <style:text-properties style:text-position="0% 100%" fo:language="de" fo:country="DE" officeooo:rsid="0027eb5a" officeooo:paragraph-rsid="0027eb5a"/>
    </style:style>
    <style:style style:name="P8" style:family="paragraph" style:parent-style-name="Standard">
      <style:text-properties style:text-position="0% 100%" fo:language="de" fo:country="DE" officeooo:rsid="0028c956" officeooo:paragraph-rsid="0028c956"/>
    </style:style>
    <style:style style:name="P9" style:family="paragraph" style:parent-style-name="Standard">
      <style:text-properties style:text-position="0% 100%" fo:language="de" fo:country="DE" officeooo:rsid="002a9f47" officeooo:paragraph-rsid="002a9f47"/>
    </style:style>
    <style:style style:name="P10" style:family="paragraph" style:parent-style-name="Standard">
      <style:text-properties style:text-position="0% 100%" fo:language="de" fo:country="DE" officeooo:rsid="002e31ee" officeooo:paragraph-rsid="002e31ee"/>
    </style:style>
    <style:style style:name="P11" style:family="paragraph" style:parent-style-name="Standard">
      <style:text-properties style:text-position="0% 100%" fo:language="de" fo:country="DE" officeooo:rsid="002f801f" officeooo:paragraph-rsid="002f801f"/>
    </style:style>
    <style:style style:name="P12" style:family="paragraph" style:parent-style-name="Standard">
      <style:text-properties style:text-position="0% 100%" fo:language="de" fo:country="DE" officeooo:rsid="00326c70" officeooo:paragraph-rsid="00326c70"/>
    </style:style>
    <style:style style:name="P13" style:family="paragraph" style:parent-style-name="Standard">
      <style:text-properties style:text-position="0% 100%" fo:language="de" fo:country="DE" officeooo:rsid="00348ea6" officeooo:paragraph-rsid="00348ea6"/>
    </style:style>
    <style:style style:name="P14" style:family="paragraph">
      <style:text-properties style:font-name="F" fo:font-size="13pt" fo:language="de" fo:country="DE" fo:font-weight="bold" style:font-size-asian="13pt" style:font-weight-asian="bold" style:font-size-complex="13pt" style:font-weight-complex="bold"/>
    </style:style>
    <style:style style:name="P15" style:family="paragraph">
      <style:text-properties style:font-name="F" fo:font-size="12pt" fo:language="de" fo:country="DE"/>
    </style:style>
    <style:style style:name="P16" style:family="paragraph">
      <loext:graphic-properties draw:fill="none" draw:fill-color="#ffffff"/>
      <style:text-properties style:font-name="F" fo:font-size="13pt" fo:language="de" fo:country="DE" fo:font-weight="bold" style:font-size-asian="13pt" style:font-weight-asian="bold" style:font-size-complex="13pt" style:font-weight-complex="bold"/>
    </style:style>
    <style:style style:name="T1" style:family="text">
      <style:text-properties officeooo:rsid="0021dd10"/>
    </style:style>
    <style:style style:name="T2" style:family="text">
      <style:text-properties officeooo:rsid="0023dcd1"/>
    </style:style>
    <style:style style:name="T3" style:family="text">
      <style:text-properties officeooo:rsid="00266555"/>
    </style:style>
    <style:style style:name="T4" style:family="text">
      <style:text-properties officeooo:rsid="00296a6a"/>
    </style:style>
    <style:style style:name="T5" style:family="text">
      <style:text-properties officeooo:rsid="002b8af7"/>
    </style:style>
    <style:style style:name="T6" style:family="text">
      <style:text-properties officeooo:rsid="002c5b2a"/>
    </style:style>
    <style:style style:name="T7" style:family="text">
      <style:text-properties officeooo:rsid="002e4779"/>
    </style:style>
    <style:style style:name="T8" style:family="text">
      <style:text-properties officeooo:rsid="0030bd8d"/>
    </style:style>
    <style:style style:name="T9" style:family="text">
      <style:text-properties officeooo:rsid="00354232"/>
    </style:style>
    <style:style style:name="gr1" style:family="graphic">
      <style:graphic-properties draw:stroke="none" svg:stroke-color="#000000" draw:fill="none" draw:fill-color="#ffffff" fo:min-height="8.25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Shape1" draw:style-name="gr1" draw:text-style-name="P16" svg:width="11.378cm" svg:height="8.256cm" svg:x="7.26cm" svg:y="0.489cm"><draw:text-box><text:p text:style-name="P14">Phrases</text:p><text:p text:style-name="P15"/><text:p text:style-name="P15">Der Vater hört nicht seiner Tochter zu.</text:p><text:p text:style-name="P15"/><text:p text:style-name="P15">Der Vater verhält sich wie eine Kind</text:p><text:p text:style-name="P15"/><text:p text:style-name="P15">Die Tochter verhält sich wie eine Mutter</text:p><text:p text:style-name="P15"/><text:p text:style-name="P15">Sie tauschen die Rollen</text:p><text:p text:style-name="P15"/><text:p text:style-name="P15">Die Tochter ärgert sich über den Vater.</text:p><text:p text:style-name="P15"/><text:p text:style-name="P15">Die Tochter schimpft mit dem Vater</text:p></draw:text-box></draw:frame></text:p>
      <text:p text:style-name="P5"><draw:frame text:anchor-type="paragraph" draw:z-index="0" draw:name="Shape1" draw:style-name="gr1" draw:text-style-name="P16" svg:width="6.562cm" svg:height="8.256cm" svg:x="-0.042cm" svg:y="0.06cm"><draw:text-box><text:p text:style-name="P14">Vocabulaire</text:p><text:p text:style-name="P15"/><text:p text:style-name="P15">der Vater<text:tab/>le père</text:p><text:p text:style-name="P15">die Tochter<text:tab/>la fille</text:p><text:p text:style-name="P15">der Son<text:tab/>le fils</text:p><text:p text:style-name="P15">die Eltern<text:tab/>les parents</text:p><text:p text:style-name="P15">die Kinder<text:tab/>les enfants</text:p><text:p text:style-name="P15"/><text:p text:style-name="P15">die Wohnung<text:tab/>l‘appartement</text:p><text:p text:style-name="P15">unhöflich<text:tab/>impoli</text:p><text:p text:style-name="P15">müde<text:tab/><text:tab/>triste</text:p><text:p text:style-name="P15">sich ärgern<text:tab/>s‘énerver</text:p><text:p text:style-name="P15">genervt<text:tab/>énervé</text:p><text:p text:style-name="P15">Schwierig<text:tab/>difficile</text:p></draw:text-box></draw:frame><text:tab/><text:tab/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" svg:font-family="" style:font-family-generic="roman"/>
    <style:font-face style:name="Noto Sans Devanagari" svg:font-family="'Noto Sans Devanagari'" style:font-family-generic="swiss"/>
    <style:font-face style:name="Nimbus Sans2" svg:font-family="'Nimbus Sans'" style:font-pitch="variable"/>
    <style:font-face style:name="Noto Sans Devanagari2" svg:font-family="'Noto Sans Devanagari'" style:font-pitch="variable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Nimbus Sans" svg:font-family="'Nimbus Sans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fr" fo:country="FR" style:letter-kerning="true" style:font-name-asian="Nimbus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fr" fo:country="FR" style:letter-kerning="true" style:font-name-asian="Nimbus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7T14:35:11.946108137</meta:creation-date>
    <dc:date>2019-09-07T14:43:19.870830337</dc:date>
    <meta:editing-duration>PT7M55S</meta:editing-duration>
    <meta:editing-cycles>37</meta:editing-cycles>
    <meta:generator>LibreOffice/6.3.1.2$Linux_X86_64 LibreOffice_project/30$Build-2</meta:generator>
    <meta:document-statistic meta:table-count="0" meta:image-count="0" meta:object-count="0" meta:page-count="1" meta:paragraph-count="1" meta:word-count="0" meta:character-count="3" meta:non-whitespace-character-count="0"/>
  </office:meta>
</office:document-meta>
</file>